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officeooo:paragraph-rsid="0018432a"/>
    </style:style>
    <style:style style:name="P2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4151" loext:opacity="100%" style:font-name="S hne" fo:font-size="8pt" fo:letter-spacing="normal" fo:font-style="normal" fo:font-weight="normal" officeooo:rsid="0018432a" officeooo:paragraph-rsid="0018432a"/>
    </style:style>
    <style:style style:name="P3" style:family="paragraph" style:parent-style-name="Text_20_body">
      <style:paragraph-properties fo:padding="0.049cm" fo:border="0.06pt solid #d9d9e3"/>
      <style:text-properties fo:color="#000000" loext:opacity="100%" style:font-name="Liberation Serif" fo:font-size="11pt" fo:font-weight="bold" officeooo:paragraph-rsid="001eb5fe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padding="0.049cm" fo:border="0.06pt solid #d9d9e3"/>
      <style:text-properties fo:color="#000000" loext:opacity="100%" style:font-name="Liberation Serif" fo:font-size="11pt" fo:font-weight="bold" officeooo:rsid="00229884" officeooo:paragraph-rsid="00229884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padding="0.049cm" fo:border="0.06pt solid #d9d9e3"/>
      <style:text-properties fo:color="#000000" loext:opacity="100%" style:font-name="Liberation Serif" fo:font-size="11pt" fo:font-weight="bold" officeooo:paragraph-rsid="00229884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padding="0.049cm" fo:border="0.06pt solid #d9d9e3"/>
      <style:text-properties fo:color="#000000" loext:opacity="100%" style:font-name="Liberation Serif" fo:font-size="11pt" fo:font-weight="normal" officeooo:paragraph-rsid="00229884" style:font-size-asian="11pt" style:font-weight-asian="normal" style:font-size-complex="11pt" style:font-weight-complex="normal"/>
    </style:style>
    <style:style style:name="T1" style:family="text">
      <style:text-properties fo:color="#000000" loext:opacity="100%" officeooo:rsid="0018432a"/>
    </style:style>
    <style:style style:name="T2" style:family="text">
      <style:text-properties fo:font-variant="normal" fo:text-transform="none" fo:color="#374151" loext:opacity="100%" style:font-name="S hne" fo:font-size="8pt" fo:letter-spacing="normal" fo:font-style="normal" fo:font-weight="normal" officeooo:rsid="0018432a"/>
    </style:style>
    <style:style style:name="T3" style:family="text">
      <style:text-properties fo:font-variant="normal" fo:text-transform="none" fo:color="#374151" loext:opacity="100%" style:font-name="S hne" fo:font-size="8pt" fo:letter-spacing="normal" fo:font-style="normal" fo:font-weight="normal" officeooo:rsid="001efd3c"/>
    </style:style>
    <style:style style:name="T4" style:family="text">
      <style:text-properties fo:font-variant="normal" fo:text-transform="none" fo:color="#000000" loext:opacity="100%" style:font-name="S hne" fo:font-size="8pt" fo:letter-spacing="normal" fo:font-style="normal" fo:font-weight="normal" officeooo:rsid="0018432a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29884"/>
    </style:style>
    <style:style style:name="T8" style:family="text">
      <style:text-properties fo:font-variant="normal" fo:text-transform="none" fo:letter-spacing="normal" fo:font-style="normal" fo:font-weight="normal" officeooo:rsid="00229884" style:font-weight-asian="normal" style:font-weight-complex="normal"/>
    </style:style>
    <style:style style:name="T9" style:family="text">
      <style:text-properties fo:font-variant="normal" fo:text-transform="none" fo:letter-spacing="normal" fo:font-style="normal" officeooo:rsid="00229884"/>
    </style:style>
    <style:style style:name="T10" style:family="text">
      <style:text-properties officeooo:rsid="001efd3c"/>
    </style:style>
    <style:style style:name="T11" style:family="text">
      <style:text-properties officeooo:rsid="001843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<text:line-break/></text:span><text:span text:style-name="T8">40A Landford Place</text:span></text:p>
      <text:p text:style-name="P6"><text:span text:style-name="T9">L9 6BT,</text:span></text:p>
      <text:p text:style-name="P6"><text:span text:style-name="T9">07410406070</text:span></text:p>
      <text:p text:style-name="P5"><text:span text:style-name="T7"/></text:p>
      <text:p text:style-name="P5"><text:span text:style-name="T7">29/04/2024<text:line-break/><text:line-break/>Dear Sir/Madam,</text:span></text:p>
      <text:p text:style-name="P3"><text:span text:style-name="T7"/></text:p>
      <text:p text:style-name="P4"><text:span text:style-name="T7">I </text:span><text:span text:style-name="T6">have amended my claim forms to address the lack of an upper limit regarding the value of claim. I also wish that the court now serves the defendants counter to my letter dated 12/01/2024.<text:line-break/><text:line-break/><text:line-break/>Yours Faithfully,<text:line-break/><text:line-break/>David J.L. Hal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officeooo:paragraph-rsid="0018432a"/>
    </style:style>
    <style:style style:name="MP2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4151" loext:opacity="100%" style:font-name="S hne" fo:font-size="8pt" fo:letter-spacing="normal" fo:font-style="normal" fo:font-weight="normal" officeooo:rsid="0018432a" officeooo:paragraph-rsid="0018432a"/>
    </style:style>
    <style:style style:name="MT1" style:family="text">
      <style:text-properties fo:color="#000000" loext:opacity="100%" officeooo:rsid="0018432a"/>
    </style:style>
    <style:style style:name="MT2" style:family="text">
      <style:text-properties fo:font-variant="normal" fo:text-transform="none" fo:color="#374151" loext:opacity="100%" style:font-name="S hne" fo:font-size="8pt" fo:letter-spacing="normal" fo:font-style="normal" fo:font-weight="normal" officeooo:rsid="0018432a"/>
    </style:style>
    <style:style style:name="MT3" style:family="text">
      <style:text-properties officeooo:rsid="001efd3c"/>
    </style:style>
    <style:style style:name="MT4" style:family="text">
      <style:text-properties fo:font-variant="normal" fo:text-transform="none" fo:color="#374151" loext:opacity="100%" style:font-name="S hne" fo:font-size="8pt" fo:letter-spacing="normal" fo:font-style="normal" fo:font-weight="normal" officeooo:rsid="001efd3c"/>
    </style:style>
    <style:style style:name="MT5" style:family="text">
      <style:text-properties fo:font-variant="normal" fo:text-transform="none" fo:color="#000000" loext:opacity="100%" style:font-name="S hne" fo:font-size="8pt" fo:letter-spacing="normal" fo:font-style="normal" fo:font-weight="normal" officeooo:rsid="0018432a"/>
    </style:style>
    <style:style style:name="MT6" style:family="text">
      <style:text-properties officeooo:rsid="001843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line-break/></text:span><text:span text:style-name="MT2">IN THE LIVERPOOL CIVIL AND FAMILY COURT BETWEEN: </text:span></text:p>
        <text:p text:style-name="MP2">1. DAVID JOHN LEONARD HALE. <text:s/>- <text:span text:style-name="MT3">40A LANDFORD PLACE, LIVERPOOL, L9 6BT.</text:span></text:p>
        <text:p text:style-name="MP2">AND </text:p>
        <text:p text:style-name="MP2">1. FIELDWAY GROUP LTD. - UNIT 12 BLOCK E, PARAMOUNT BUSINESS PARK, LIVERPOOL, L36 6AW. </text:p>
        <text:p text:style-name="MP1"><text:span text:style-name="MT2">2. COBALT HOUSING LTD. <text:s/>- </text:span><text:span text:style-name="MT4">1</text:span><text:span text:style-name="MT2">99 LOWER HOUSE LANE, LIVERPOOL, L11 2SF.</text:span><text:span text:style-name="MT5"> </text:span></text:p>
      </style:header>
      <style:footer>
        <text:p text:style-name="Footer"><text:span text:style-name="MT6">Page </text:span><text:page-number text:select-page="current">1</text:page-number><text:s/><text:span text:style-name="MT6">of </text:span><text:span text:style-name="MT6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20:28:22.402000000</meta:creation-date>
    <dc:date>2024-04-29T11:55:18.705000000</dc:date>
    <meta:editing-duration>PT16H28M25S</meta:editing-duration>
    <meta:editing-cycles>17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1" meta:word-count="101" meta:character-count="579" meta:non-whitespace-character-count="477"/>
  </office:meta>
</office:document-meta>
</file>